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Open Sans" fo:font-size="15pt" fo:letter-spacing="normal" fo:font-style="normal" fo:font-weight="bold" officeooo:rsid="000eefdc" officeooo:paragraph-rsid="000eefdc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5pt" fo:letter-spacing="normal" fo:font-style="normal"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loext:opacity="100%" style:font-name="Open Sans" fo:font-size="15pt" fo:letter-spacing="normal" fo:font-style="normal" fo:font-weight="normal" officeooo:rsid="000eefdc" officeooo:paragraph-rsid="000eefdc" style:font-weight-asian="normal" style:font-weight-complex="normal"/>
    </style:style>
    <style:style style:name="T1" style:family="text">
      <style:text-properties officeooo:rsid="000eefdc"/>
    </style:style>
    <style:style style:name="T2" style:family="text">
      <style:text-properties fo:font-variant="normal" fo:text-transform="none" style:font-name="Open Sans" fo:font-size="15pt" fo:letter-spacing="normal" fo:font-style="normal" fo:font-weight="bold"/>
    </style:style>
    <style:style style:name="T3" style:family="text">
      <style:text-properties fo:font-variant="normal" fo:text-transform="none" style:font-name="Open Sans" fo:font-size="15pt" fo:letter-spacing="normal" fo:font-style="normal" fo:font-weight="bold" officeooo:rsid="000ee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<text:s/></text:span><text:span text:style-name="T3">Atividade </text:span><text:span text:style-name="T2">Otimização de interfaces </text:span></text:p>
      <text:p text:style-name="Text_20_body"><text:span text:style-name="T2"/></text:p>
      <text:p text:style-name="P3">A plataforma Checklist, uma plataforma de gestão de tarefas e checklists para equipes, está buscando maneiras de otimizar sua interface de usuário para melhorar a experiência de seus usuários. A equipe de desenvolvimento está considerando o uso de cadeias de Markov para analisar o comportamento de navegação das pessoas usuárias e identificar padrões que possam guiar melhorias na interface.</text:p>
      <text:p text:style-name="P1">Como as cadeias de Markov podem ser aplicadas para otimizar a interface de usuário na plataforma Checklist, e quais seriam os benefícios dessa otimização?</text:p>
      <text:p text:style-name="P2">Resposta:</text:p>
      <text:p text:style-name="P4">Para otimizar a interface de usuário na plataforma Checklist usando cadeias de Markov, a equipe deve mapear os estados de navegação possíveis, como "página inicial", "lista de tarefas", "detalhes da tarefa" e "configurações". Em seguida, coletar dados sobre as transições entre esses estados durante a navegação das pessoas usuárias. Com esses dados, uma matriz de transição pode ser criada para identificar padrões de navegação comuns. Utilizando essa matriz, a equipe pode identificar áreas da interface que podem ser otimizadas para facilitar a navegação e melhorar a experiência do usuário. Os benefícios dessa otimização incluem uma interface mais intuitiva, maior satisfação das pessoas usuárias e potencial aumento na eficiência do uso da plataforma.</text:p>
      <text:p text:style-name="P4">Descreve o processo de aplicação das cadeias de Markov para mapear e analisar o comportamento de navegação, permitindo identificar e implementar melhorias na interface de usuário que resultam em uma experiência mais fluida e satisfatór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40:12.784220942</meta:creation-date>
    <dc:date>2025-09-15T10:07:38.341977373</dc:date>
    <meta:editing-duration>PT1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35" meta:character-count="1586" meta:non-whitespace-character-count="1355"/>
  </office:meta>
</office:document-meta>
</file>